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office:value-type="string" office:string-value="[1, 2, 3]">
            <text:p>[1, 2, 3]</text:p>
          </table:table-cell>
          <table:table-cell table:style-name="ce154" table:formula="of:=IF([.F4]&lt;&gt;[.G4];0;1)" office:value-type="float" office:value="0">
            <text:p>FAIL</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text:p/>
          </table:table-cell>
          <table:table-cell table:style-name="ce154" table:formula="of:=IF([.F6]&lt;&gt;[.G6];0;1)" office:value-type="float" office:value="0">
            <text:p>FAIL</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text:p/>
          </table:table-cell>
          <table:table-cell table:style-name="ce154" table:formula="of:=IF([.F7]&lt;&gt;[.G7];0;1)" office:value-type="float" office:value="0">
            <text:p>FAIL</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text:p/>
          </table:table-cell>
          <table:table-cell table:style-name="ce154" table:formula="of:=IF([.F9]&lt;&gt;[.G9];0;1)" office:value-type="float" office:value="0">
            <text:p>FAIL</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text:p/>
          </table:table-cell>
          <table:table-cell table:style-name="ce154" table:formula="of:=IF([.F10]&lt;&gt;[.G10];0;1)" office:value-type="float" office:value="0">
            <text:p>FAIL</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text:p/>
          </table:table-cell>
          <table:table-cell table:style-name="ce154" table:formula="of:=IF([.F11]&lt;&gt;[.G11];0;1)" office:value-type="float" office:value="0">
            <text:p>FAIL</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text:p/>
          </table:table-cell>
          <table:table-cell table:style-name="ce154" table:formula="of:=IF([.F12]&lt;&gt;[.G12];0;1)" office:value-type="float" office:value="0">
            <text:p>FAIL</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text:p/>
          </table:table-cell>
          <table:table-cell table:style-name="ce154" table:formula="of:=IF([.F14]&lt;&gt;[.G14];0;1)" office:value-type="float" office:value="0">
            <text:p>FAIL</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text:p/>
          </table:table-cell>
          <table:table-cell table:style-name="ce154" table:formula="of:=IF([.F15]&lt;&gt;[.G15];0;1)" office:value-type="float" office:value="0">
            <text:p>FAIL</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text:p/>
          </table:table-cell>
          <table:table-cell table:style-name="ce154" table:formula="of:=IF([.F16]&lt;&gt;[.G16];0;1)" office:value-type="float" office:value="0">
            <text:p>FAIL</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text:p/>
          </table:table-cell>
          <table:table-cell table:style-name="ce154" table:formula="of:=IF([.F17]&lt;&gt;[.G17];0;1)" office:value-type="float" office:value="0">
            <text:p>FAIL</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text:p/>
          </table:table-cell>
          <table:table-cell table:style-name="ce154" table:formula="of:=IF([.F18]&lt;&gt;[.G18];0;1)" office:value-type="float" office:value="0">
            <text:p>FAIL</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text:p/>
          </table:table-cell>
          <table:table-cell table:style-name="ce154" table:formula="of:=IF([.F19]&lt;&gt;[.G19];0;1)" office:value-type="float" office:value="0">
            <text:p>FAIL</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text:p/>
          </table:table-cell>
          <table:table-cell table:style-name="ce154" table:formula="of:=IF([.F20]&lt;&gt;[.G20];0;1)" office:value-type="float" office:value="0">
            <text:p>FAIL</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text:p/>
          </table:table-cell>
          <table:table-cell table:style-name="ce154" table:formula="of:=IF([.F21]&lt;&gt;[.G21];0;1)" office:value-type="float" office:value="0">
            <text:p>FAIL</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23]);2;3)))" office:value-type="float" office:value="3">
            <text:p>3</text:p>
          </table:table-cell>
          <table:table-cell office:value-type="float" office:value="2">
            <text:p>2</text:p>
          </table:table-cell>
          <table:table-cell table:formula="of:=GETDIM([.B23:.B23])" office:value-type="float" office:value="1">
            <text:p>1</text:p>
          </table:table-cell>
          <table:table-cell table:style-name="ce154" table:formula="of:=IF([.F23]&lt;&gt;[.G23];0;1)" office:value-type="float" office:value="0">
            <text:p>FAIL</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1">
            <text:p>1</text:p>
          </table:table-cell>
          <table:table-cell table:style-name="ce154" table:formula="of:=IF([.F24]&lt;&gt;[.G24];0;1)" office:value-type="float" office:value="0">
            <text:p>FAIL</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1">
            <text:p>1</text:p>
          </table:table-cell>
          <table:table-cell table:style-name="ce154" table:formula="of:=IF([.F25]&lt;&gt;[.G25];0;1)" office:value-type="float" office:value="0">
            <text:p>FAIL</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1">
            <text:p>1</text:p>
          </table:table-cell>
          <table:table-cell table:style-name="ce154" table:formula="of:=IF([.F26]&lt;&gt;[.G26];0;1)" office:value-type="float" office:value="0">
            <text:p>FAIL</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text:p/>
          </table:table-cell>
          <table:table-cell table:style-name="ce154" table:formula="of:=IF([.F30]&lt;&gt;[.G30];0;1)" office:value-type="float" office:value="0">
            <text:p>FAIL</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text:p/>
          </table:table-cell>
          <table:table-cell table:style-name="ce154" table:formula="of:=IF([.F31]&lt;&gt;[.G31];0;1)" office:value-type="float" office:value="0">
            <text:p>FAIL</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text:p/>
          </table:table-cell>
          <table:table-cell table:style-name="ce154" table:formula="of:=IF([.F32]&lt;&gt;[.G32];0;1)" office:value-type="float" office:value="0">
            <text:p>FAIL</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text:p/>
          </table:table-cell>
          <table:table-cell table:style-name="ce154" table:formula="of:=IF([.F33]&lt;&gt;[.G33];0;1)" office:value-type="float" office:value="0">
            <text:p>FAIL</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text:p/>
          </table:table-cell>
          <table:table-cell table:style-name="ce154" table:formula="of:=IF([.F34]&lt;&gt;[.G34];0;1)" office:value-type="float" office:value="0">
            <text:p>FAIL</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text:p/>
          </table:table-cell>
          <table:table-cell table:style-name="ce154" table:formula="of:=IF([.F35]&lt;&gt;[.G35];0;1)" office:value-type="float" office:value="0">
            <text:p>FAIL</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text:p/>
          </table:table-cell>
          <table:table-cell table:style-name="ce154" table:formula="of:=IF([.F36]&lt;&gt;[.G36];0;1)" office:value-type="float" office:value="0">
            <text:p>FAIL</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text:p/>
          </table:table-cell>
          <table:table-cell table:style-name="ce154" table:formula="of:=IF([.F38]&lt;&gt;[.G38];0;1)" office:value-type="float" office:value="0">
            <text:p>FAIL</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text:p/>
          </table:table-cell>
          <table:table-cell table:style-name="ce154" table:formula="of:=IF([.F39]&lt;&gt;[.G39];0;1)" office:value-type="float" office:value="0">
            <text:p>FAIL</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text:p/>
          </table:table-cell>
          <table:table-cell table:style-name="ce154" table:formula="of:=IF([.F40]&lt;&gt;[.G40];0;1)" office:value-type="float" office:value="0">
            <text:p>FAIL</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text:p/>
          </table:table-cell>
          <table:table-cell table:style-name="ce154" table:formula="of:=IF([.F41]&lt;&gt;[.G41];0;1)" office:value-type="float" office:value="0">
            <text:p>FAIL</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text:p/>
          </table:table-cell>
          <table:table-cell table:style-name="ce154" table:formula="of:=IF([.F43]&lt;&gt;[.G43];0;1)" office:value-type="float" office:value="0">
            <text:p>FAIL</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text:p/>
          </table:table-cell>
          <table:table-cell table:style-name="ce154" table:formula="of:=IF([.F44]&lt;&gt;[.G44];0;1)" office:value-type="float" office:value="0">
            <text:p>FAIL</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text:p/>
          </table:table-cell>
          <table:table-cell table:style-name="ce154" table:formula="of:=IF([.F45]&lt;&gt;[.G45];0;1)" office:value-type="float" office:value="0">
            <text:p>FAIL</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text:p/>
          </table:table-cell>
          <table:table-cell table:style-name="ce154" table:formula="of:=IF([.F46]&lt;&gt;[.G46];0;1)" office:value-type="float" office:value="0">
            <text:p>FAIL</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text:p/>
          </table:table-cell>
          <table:table-cell table:style-name="ce154" table:formula="of:=IF([.F47]&lt;&gt;[.G47];0;1)" office:value-type="float" office:value="0">
            <text:p>FAIL</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text:p/>
          </table:table-cell>
          <table:table-cell table:style-name="ce154" table:formula="of:=IF([.F54]&lt;&gt;[.G54];0;1)" office:value-type="float" office:value="0">
            <text:p>FAIL</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text:p/>
          </table:table-cell>
          <table:table-cell table:style-name="ce154" table:formula="of:=IF([.F55]&lt;&gt;[.G55];0;1)" office:value-type="float" office:value="0">
            <text:p>FAIL</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6.04.2017</text:date>, <text:time>13:16:1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6T13:16:14.71</dc:date>
    <meta:editing-duration>P131DT13H27M26S</meta:editing-duration>
    <meta:editing-cycles>259</meta:editing-cycles>
    <meta:generator>OpenOffice/4.1.2$Win32 OpenOffice.org_project/412m3$Build-9782</meta:generator>
    <meta:document-statistic meta:table-count="10" meta:cell-count="782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If Not(existsF(fName)) Then
		croak("assertThrows: unknown fn " &amp; toString(fName))
	End If
On Local Error Goto Boom
	testLevel = testLevel + 1
	fResult = applyF(fName, args)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Equal(arityF("i_will_throw0"), 0).x

	'------------------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fName, Array(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equ()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String, xs As Variant)
	Dim result As TList
	If isNil(xs) Then
		result = nil
	ElseIf isArray(xs) Then
		result = map(fn, toList(xs))
	Else
		result = cons(applyF(fn, Array(xs.head)), map(fn, xs.tail))
	End If
	map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snoc", nil, xs)
	End If
	reverse = result
End Function

Function toArray(xs As TList)
	Dim result(0 To xs.len - 1)
	Dim t As TList
	Set t = xs
	Dim i As Integer
	For i = 0 To xs.len - 1
		result(i) = t.head
		Set t = t.tail
	Next i
	toArray = result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toString(isNil(Empty)), "['isNil', True, 1]").x
	assertEqual(apply("isNil", nil), True).x
	'assertEqual(apply(isNil, Nothing), True).x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nil).x
	assertEqual(car(List(1   )), 1).x
	assertEqual(car(List(2, 1)), 2).x
End Function

Function test_List_cdr()
	assertThrows("cdr", nil).x
	assertEqual(toString(cdr(List(1   ))), "[]").x
	assertEqual(toString(cdr(List(2,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List(_
			List("isNil",	True, 1), _
			List("car",		True, 1), _
			List("fst",		True, 2), _
			List("snd",		True, 2), _
			List("equ",		True, 2), _
			List("ite",		True, 3)_
		)
	End If
	fnObjs = result
End Function

Function lookupFn(name As String) As Variant
	Dim result As Variant
	Dim fs As Object
	fs = fnObjs
	While Not(isNil(fs))
		If (car(car(fs)) = name) Then
			result = car(fs)
			fs = nil
		Else
			fs = cdr(fs)
		End If
	Wend
	lookupFn = result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result = applyF(car(fn), toArray(reverse(reverseArgs)))
	applyBuiltinRev = result
End Function

Function applyToList(ByVal fn As Variant, ByVal args As Object)
	Dim result As Variant, fName As String
	If isString(fn) Then
		fName = fn
		fn = lookupFn(fName)
		If isEmpty(fn) Or isNull(fn) Then
			croak("applyToList: unknown function " &amp; fName)
		End If
	End If
	If isEmpty(fn) Or isNull(fn) Then
		croak("applyToList: invalid fn " &amp; toString(fn))
	ElseIf isNil(args) Then
		croak("applyToList: empty args list for " &amp; chr(13) &amp; toString(fn))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fst":				result = 2
		Case "snd":				result = 2
		Case "concat":			result = 2
		Case "equ":				result = 2
		Case "toString":		result = 1
		Case "TList_toString":	result = 1
		Case "TList_equ":		result = 2
		Case "isNil":			result = 1
		Case "cons":			result = 2
		Case "snoc":			result = 2
		Case "car":				result = 1
		Case "cdr":				result = 1
		Case "cadr":			result = 1
		Case "caddr":			result = 1
		Case "adjoin":			result = 2
		Case "flatten":			result = 1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		args(k)				)
		Case "existsF":			result = existsF(		args(k)				)
		Case "applyF":			result = applyF(		args(k), args(k + 1))
		Case "i_will_throw0":	result = i_will_throw0()
		Case "fst":				result = fst(			args(k), args(k + 1))
		Case "snd":				result = snd(			args(k), args(k + 1))
		Case "concat":			result = concat(		args(k), args(k + 1))
		Case "equ":				result = equ(			args(k), args(k + 1))
		Case "toString":		result = toString(		args(k)				)
		Case "TList_toString":	result = TList_toString(args(k)				)
		Case "TList_equ":		result = TList_equ(		args(k), args(k + 1))
		Case "isNil":			result = isNil(			args(k)				)
		Case "cons":			result = cons(			args(k), args(k + 1))
		Case "snoc":			result = snoc(			args(k), args(k + 1))
		Case "car":				result = car(			args(k))
		Case "cdr":				result = cdr(			args(k))
		Case "cadr":			result = cadr(			args(k))
		Case "caddr":			result = caddr(			args(k))
		Case "adjoin":			result = adjoin(		args(k), args(k + 1))
		Case "flatten":			result = flatten(		args(k)				)
		Case "reverse":			result = reverse(		args(k)				)
		Case "pWs":				result = pWs
		Case "pBinDigit":		result = pBinDigit
		Case "pDecDigit":		result = pDecDigit
		Case "readHex":			result = readHex(		args(k)				)
		Case Else
			croak("applyF: unknown function " &amp; toString(fName))
	End Select	
	applyF = result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KeyValuePair
	key As String
	val As Variant
	nxt As Object
End Type

Type Env
	daddy As Object
	mappings As Object
End Type

Type Parser
	tp As String
	st As Variant
End Type

Sub Main
	dim test1 As Object, test2 As Object
	set test1 = Nil
	test2 = cons("a", Nil)
	test2.len = 0
'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